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E1E69E2034BDD44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AE1E69E2034BDD44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De wijnstok en de takken</text:span></text:p>
            <text:p text:style-name="P3"><text:span text:style-name="T2">(Johannes 15:1-1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2:48.772000000</dc:date>
    <meta:editing-duration>PT2H26M38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